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style="italic" style:font-style-asian="italic" fo:color="#0070C0" fo:font-size="16pt" style:font-size-asian="16pt" style:font-size-complex="16pt"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fo:font-style="italic" style:font-style-asian="italic" fo:color="#0070C0" fo:font-size="16pt" style:font-size-asian="16pt" style:font-size-complex="16pt" fo:language="en" fo:country="US"/>
    </style:style>
    <style:style style:name="T5" style:parent-style-name="Absatz-Standardschriftart" style:family="text">
      <style:text-properties fo:color="#0070C0" fo:font-size="16pt" style:font-size-asian="16pt" style:font-size-complex="16pt" fo:language="en" fo:country="US"/>
    </style:style>
    <style:style style:name="T6" style:parent-style-name="Absatz-Standardschriftart" style:family="text">
      <style:text-properties fo:color="#FFFFFF" fo:language="en" fo:country="US"/>
    </style:style>
    <style:style style:name="T7" style:parent-style-name="Absatz-Standardschriftart" style:family="text">
      <style:text-properties fo:color="#FFFFFF" fo:language="en" fo:country="US"/>
    </style:style>
    <style:style style:name="T8" style:parent-style-name="Absatz-Standardschriftart" style:family="text">
      <style:text-properties fo:color="#000000" fo:language="en" fo:country="US"/>
    </style:style>
    <style:style style:name="T9" style:parent-style-name="Absatz-Standardschriftart" style:family="text">
      <style:text-properties fo:color="#000000" fo:language="en" fo:country="US"/>
    </style:style>
    <style:style style:name="T10" style:parent-style-name="Absatz-Standardschriftart" style:family="text">
      <style:text-properties fo:color="#000000" fo:language="en" fo:country="US"/>
    </style:style>
    <style:style style:name="T11" style:parent-style-name="Absatz-Standardschriftart" style:family="text">
      <style:text-properties fo:color="#0070C0" fo:font-size="16pt" style:font-size-asian="16pt" style:font-size-complex="16pt"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fo:color="#0070C0" fo:font-size="16pt" style:font-size-asian="16pt" style:font-size-complex="16pt" fo:language="en" fo:country="US"/>
    </style:style>
    <style:style style:name="T14" style:parent-style-name="Absatz-Standardschriftart" style:family="text">
      <style:text-properties fo:color="#0070C0" fo:font-size="16pt" style:font-size-asian="16pt" style:font-size-complex="16pt" fo:language="en" fo:country="US"/>
    </style:style>
    <style:style style:name="P15" style:parent-style-name="Standard" style:family="paragraph">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font-style="italic" style:font-style-asian="italic" fo:language="en" fo:country="US"/>
    </style:style>
    <style:style style:name="T18" style:parent-style-name="Absatz-Standardschriftart" style:family="text">
      <style:text-properties fo:language="en" fo:country="US"/>
    </style:style>
    <style:style style:name="P19" style:parent-style-name="Standard" style:family="paragraph">
      <style:text-properties fo:font-weight="bold" style:font-weight-asian="bold" fo:color="#5B9BD5"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font-weight="bold" style:font-weight-asian="bold"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font-weight="bold" style:font-weight-asian="bold" fo:color="#5B9BD5"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fo:font-weight="bold" style:font-weight-asian="bold"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font-weight="bold" style:font-weight-asian="bold" fo:language="en" fo:country="US"/>
    </style:style>
    <style:style style:name="T39" style:parent-style-name="Absatz-Standardschriftart" style:family="text">
      <style:text-properties fo:font-weight="bold" style:font-weight-asian="bold" fo:language="en" fo:country="US"/>
    </style:style>
    <style:style style:name="T40" style:parent-style-name="Absatz-Standardschriftart" style:family="text">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font-weight="bold" style:font-weight-asian="bold" fo:color="#5B9BD5"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font-weight="bold" style:font-weight-asian="bold" fo:language="en" fo:country="US"/>
    </style:style>
    <style:style style:name="T46" style:parent-style-name="Absatz-Standardschriftart" style:family="text">
      <style:text-properties fo:language="en" fo:country="US"/>
    </style:style>
    <style:style style:name="P47" style:parent-style-name="Standard" style:family="paragraph">
      <style:paragraph-properties fo:margin-left="0.4916in">
        <style:tab-stops/>
      </style:paragraph-properties>
    </style:style>
    <style:style style:name="T48" style:parent-style-name="Absatz-Standardschriftart" style:family="text">
      <style:text-properties fo:font-style="italic" style:font-style-asian="italic" fo:color="#00B0F0" fo:font-size="10pt" style:font-size-asian="10pt" style:font-size-complex="10pt" fo:language="en" fo:country="US"/>
    </style:style>
    <style:style style:name="T49" style:parent-style-name="Absatz-Standardschriftart" style:family="text">
      <style:text-properties fo:color="#00B0F0" fo:font-size="10pt" style:font-size-asian="10pt" style:font-size-complex="10pt" fo:language="en" fo:country="US"/>
    </style:style>
    <style:style style:name="T50" style:parent-style-name="Absatz-Standardschriftart" style:family="text">
      <style:text-properties fo:font-size="10pt" style:font-size-asian="10pt" style:font-size-complex="10pt" fo:language="en" fo:country="US"/>
    </style:style>
    <style:style style:name="T51" style:parent-style-name="Absatz-Standardschriftart" style:family="text">
      <style:text-properties fo:font-weight="bold" style:font-weight-asian="bold" fo:font-size="10pt" style:font-size-asian="10pt" style:font-size-complex="10pt" fo:language="en" fo:country="US"/>
    </style:style>
    <style:style style:name="T52" style:parent-style-name="Absatz-Standardschriftart" style:family="text">
      <style:text-properties fo:font-size="10pt" style:font-size-asian="10pt" style:font-size-complex="10pt" fo:language="en" fo:country="US"/>
    </style:style>
    <style:style style:name="P53" style:parent-style-name="Standard" style:family="paragraph">
      <style:text-properties fo:language="en" fo:country="US"/>
    </style:style>
    <style:style style:name="P54" style:parent-style-name="Standard" style:family="paragraph">
      <style:text-properties fo:font-weight="bold" style:font-weight-asian="bold" fo:color="#5B9BD5" fo:language="en" fo:country="US"/>
    </style:style>
    <style:style style:name="P55" style:parent-style-name="Standard" style:family="paragraph">
      <style:text-properties fo:font-weight="bold" style:font-weight-asian="bold" fo:color="#5B9BD5" fo:language="en" fo:country="US"/>
    </style:style>
    <style:style style:name="P56" style:parent-style-name="Standard" style:family="paragraph">
      <style:text-properties fo:language="en" fo:country="US"/>
    </style:style>
    <style:style style:name="P57" style:parent-style-name="Listenabsatz" style:list-style-name="LFO1" style:family="paragraph">
      <style:text-properties fo:language="en" fo:country="US"/>
    </style:style>
    <style:style style:name="P58" style:parent-style-name="Standard" style:family="paragraph">
      <style:text-properties fo:language="en" fo:country="US"/>
    </style:style>
    <style:style style:name="P59" style:parent-style-name="Listenabsatz" style:list-style-name="LFO1" style:family="paragraph">
      <style:text-properties fo:language="en" fo:country="US"/>
    </style:style>
    <style:style style:name="P60" style:parent-style-name="Standard" style:family="paragraph">
      <style:text-properties fo:language="en" fo:country="US"/>
    </style:style>
    <style:style style:name="P61" style:parent-style-name="Listenabsatz" style:list-style-name="LFO1" style:family="paragraph">
      <style:text-properties fo:language="en" fo:country="US"/>
    </style:style>
    <style:style style:name="P62" style:parent-style-name="Listenabsatz" style:list-style-name="LFO1" style:family="paragraph">
      <style:text-properties fo:language="en" fo:country="US"/>
    </style:style>
    <style:style style:name="T63" style:parent-style-name="Absatz-Standardschriftart" style:family="text">
      <style:text-properties fo:font-style="italic" style:font-style-asian="italic" fo:color="#00B0F0" fo:font-size="10pt" style:font-size-asian="10pt" style:font-size-complex="10pt" fo:language="en" fo:country="US"/>
    </style:style>
    <style:style style:name="T64" style:parent-style-name="Absatz-Standardschriftart" style:family="text">
      <style:text-properties fo:color="#00B0F0" fo:font-size="10pt" style:font-size-asian="10pt" style:font-size-complex="10pt" fo:language="en" fo:country="US"/>
    </style:style>
    <style:style style:name="T65" style:parent-style-name="Absatz-Standardschriftart" style:family="text">
      <style:text-properties fo:font-size="10pt" style:font-size-asian="10pt" style:font-size-complex="10pt" fo:language="en" fo:country="US"/>
    </style:style>
    <style:style style:name="P66" style:parent-style-name="Listenabsatz" style:family="paragraph">
      <style:text-properties fo:font-size="10pt" style:font-size-asian="10pt" style:font-size-complex="10pt" fo:language="en" fo:country="US"/>
    </style:style>
    <style:style style:name="T67" style:parent-style-name="Absatz-Standardschriftart" style:family="text">
      <style:text-properties fo:font-size="10pt" style:font-size-asian="10pt" style:font-size-complex="10pt" fo:language="en" fo:country="US"/>
    </style:style>
    <style:style style:name="T68" style:parent-style-name="Absatz-Standardschriftart" style:family="text">
      <style:text-properties fo:font-size="10pt" style:font-size-asian="10pt" style:font-size-complex="10pt" fo:language="en" fo:country="US"/>
    </style:style>
    <style:style style:name="T69"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70" style:parent-style-name="Absatz-Standardschriftart" style:family="text">
      <style:text-properties fo:color="#FF0000" fo:font-size="10pt" style:font-size-asian="10pt" style:font-size-complex="10pt" fo:language="en" fo:country="US"/>
    </style:style>
    <style:style style:name="T71" style:parent-style-name="Absatz-Standardschriftart" style:family="text">
      <style:text-properties fo:font-size="10pt" style:font-size-asian="10pt" style:font-size-complex="10pt"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font-style="italic" style:font-style-asian="italic" fo:font-size="10pt" style:font-size-asian="10pt" style:font-size-complex="10pt" fo:language="en" fo:country="US"/>
    </style:style>
    <style:style style:name="P74" style:parent-style-name="Standard" style:family="paragraph">
      <style:text-properties fo:language="en" fo:country="US"/>
    </style:style>
    <style:style style:name="P75" style:parent-style-name="Standard" style:family="paragraph">
      <style:text-properties fo:font-weight="bold" style:font-weight-asian="bold" fo:color="#5B9BD5"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font-weight="bold" style:font-weight-asian="bold" fo:color="#5B9BD5" fo:language="en" fo:country="US"/>
    </style:style>
    <style:style style:name="P80" style:parent-style-name="Standard" style:family="paragraph">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font-weight="bold" style:font-weight-asian="bold"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font-weight="bold" style:font-weight-asian="bold"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font-weight="bold" style:font-weight-asian="bold"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font-weight="bold" style:font-weight-asian="bold" fo:language="en" fo:country="US"/>
    </style:style>
    <style:style style:name="T89" style:parent-style-name="Absatz-Standardschriftart" style:family="text">
      <style:text-properties fo:language="en" fo:country="US"/>
    </style:style>
    <style:style style:name="T90" style:parent-style-name="Absatz-Standardschriftart" style:family="text">
      <style:text-properties fo:language="en" fo:country="US"/>
    </style:style>
    <style:style style:name="P91" style:parent-style-name="Standard" style:family="paragraph">
      <style:paragraph-properties fo:margin-left="0.4916in">
        <style:tab-stops/>
      </style:paragraph-properties>
    </style:style>
    <style:style style:name="T92" style:parent-style-name="Absatz-Standardschriftart" style:family="text">
      <style:text-properties fo:font-style="italic" style:font-style-asian="italic" fo:color="#00B0F0" fo:font-size="10pt" style:font-size-asian="10pt" style:font-size-complex="10pt" fo:language="en" fo:country="US"/>
    </style:style>
    <style:style style:name="T93" style:parent-style-name="Absatz-Standardschriftart" style:family="text">
      <style:text-properties fo:font-size="10pt" style:font-size-asian="10pt" style:font-size-complex="10pt" fo:language="en" fo:country="US"/>
    </style:style>
    <style:style style:name="T94" style:parent-style-name="Absatz-Standardschriftart" style:family="text">
      <style:text-properties fo:font-weight="bold" style:font-weight-asian="bold" fo:font-size="10pt" style:font-size-asian="10pt" style:font-size-complex="10pt" fo:language="en" fo:country="US"/>
    </style:style>
    <style:style style:name="T95" style:parent-style-name="Absatz-Standardschriftart" style:family="text">
      <style:text-properties fo:font-size="10pt" style:font-size-asian="10pt" style:font-size-complex="10pt" fo:language="en" fo:country="US"/>
    </style:style>
    <style:style style:name="T96"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97" style:parent-style-name="Absatz-Standardschriftart" style:family="text">
      <style:text-properties fo:color="#FF0000" fo:font-size="10pt" style:font-size-asian="10pt" style:font-size-complex="10pt" fo:language="en" fo:country="US"/>
    </style:style>
    <style:style style:name="T98" style:parent-style-name="Absatz-Standardschriftart" style:family="text">
      <style:text-properties fo:font-size="10pt" style:font-size-asian="10pt" style:font-size-complex="10pt" fo:language="en" fo:country="US"/>
    </style:style>
    <style:style style:name="T99"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100" style:parent-style-name="Absatz-Standardschriftart" style:family="text">
      <style:text-properties fo:color="#FF0000" fo:font-size="10pt" style:font-size-asian="10pt" style:font-size-complex="10pt" fo:language="en" fo:country="US"/>
    </style:style>
    <style:style style:name="T101" style:parent-style-name="Absatz-Standardschriftart" style:family="text">
      <style:text-properties fo:font-size="10pt" style:font-size-asian="10pt" style:font-size-complex="10pt" fo:language="en" fo:country="US"/>
    </style:style>
    <style:style style:name="T102" style:parent-style-name="Absatz-Standardschriftart" style:family="text">
      <style:text-properties fo:color="#FFFFFF" fo:font-size="10pt" style:font-size-asian="10pt" style:font-size-complex="10pt" fo:language="en" fo:country="US"/>
    </style:style>
    <style:style style:name="T103" style:parent-style-name="Absatz-Standardschriftart" style:family="text">
      <style:text-properties fo:font-style="italic" style:font-style-asian="italic" fo:color="#FFFFFF" fo:font-size="10pt" style:font-size-asian="10pt" style:font-size-complex="10pt" fo:language="en" fo:country="US"/>
    </style:style>
    <style:style style:name="T104" style:parent-style-name="Absatz-Standardschriftart" style:family="text">
      <style:text-properties fo:font-style="italic" style:font-style-asian="italic" fo:color="#00B0F0" fo:font-size="10pt" style:font-size-asian="10pt" style:font-size-complex="10pt" fo:language="en" fo:country="US"/>
    </style:style>
    <style:style style:name="T105" style:parent-style-name="Absatz-Standardschriftart" style:family="text">
      <style:text-properties fo:font-style="italic" style:font-style-asian="italic" fo:color="#00B0F0" fo:font-size="10pt" style:font-size-asian="10pt" style:font-size-complex="10pt" fo:language="en" fo:country="US"/>
    </style:style>
    <style:style style:name="T106" style:parent-style-name="Absatz-Standardschriftart" style:family="text">
      <style:text-properties fo:font-size="10pt" style:font-size-asian="10pt" style:font-size-complex="10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id="id0" draw:style-name="a0" draw:name="Textfeld 1" text:anchor-type="paragraph" svg:x="5.09464in" svg:y="0.02847in" svg:width="1.27153in" svg:height="1.11042in" style:rel-width="scale" style:rel-height="scale"><draw:text-box><text:p text:style-name="Standard"><text:span text:style-name="T3"><draw:frame draw:style-name="a1" draw:name="Grafik 7" text:anchor-type="as-char" svg:x="0in" svg:y="0in" svg:width="1.19726in" svg:height="1.03367in" style:rel-width="scale" style:rel-height="scale"><draw:image xlink:href="media/image1.emf" xlink:type="simple" xlink:show="embed" xlink:actuate="onLoad"/><svg:title/><svg:desc/></draw:frame></text:span></text:p></draw:text-box><svg:title/><svg:desc/></draw:frame></text:span><text:span text:style-name="T4">Case Study 7.1:</text:span><text:span text:style-name="T5"><text:s text:c="23"/></text:span><text:span text:style-name="T6">zwackelfuss, loopercommunity</text:span><text:span text:style-name="T7">.<text:s/></text:span><text:span text:style-name="T8">V.1.</text:span><text:span text:style-name="T9">4</text:span><text:span text:style-name="T10">.<text:s/></text:span></text:p>
      <text:p text:style-name="Standard"><text:span text:style-name="T11">Meal Announcement (Advanced HCL):</text:span><text:span text:style-name="T12"><text:s text:c="32"/></text:span></text:p>
      <text:p text:style-name="Standard"><text:span text:style-name="T13">autoISF w/o carb inputs, but reduced</text:span><text:span text:style-name="T14"><text:s/>bolus, for a 5y-old</text:span></text:p>
      <text:p text:style-name="P15"/>
      <text:p text:style-name="Standard"><text:span text:style-name="T16">The following statements refer to the very personal experience of an individual case (boy, start<text:s/></text:span><text:span text:style-name="T17">towards<text:s/></text:span><text:span text:style-name="T18">FCL in Oct. 2022 at the age of 4), and do not represent any recommendations for action!</text:span></text:p>
      <text:p text:style-name="P19">Setup:</text:p>
      <text:p text:style-name="P20">- AccuCheck Insight, Dexcom G6 (unfortunately no stable and reliable values with all other sensors), Looperhandy Unihertz Jelly Star, insulin: Lyumjev</text:p>
      <text:p text:style-name="P21">- xDrip and AAPS (dev variant +autoISF): each latest version.</text:p>
      <text:p text:style-name="P22">- Signal path: G6 &gt; xDrip &gt; local broadcast to AAPS, upload to Nightscout</text:p>
      <text:p text:style-name="P23">- Alarms: only in xDrip to all connected parent followers due to remote snoozing of alarms. Child cell phone silent at night (except AAPS error messages e.g. “Pump not available”), BG alarms only for parents.<text:s/></text:p>
      <text:p text:style-name="Standard"><text:span text:style-name="T24">!!! Important!!! Before all tests, it must be ens</text:span><text:span text:style-name="T25">ured that the<text:s/></text:span><text:span text:style-name="T26">alarm management</text:span><text:span text:style-name="T27"><text:s/>works reliably! It will certainly happen again and again that the system delivers (far) too much insulin - this must be recognized in time to counteract with emergency carbs. Please follow the instructions for cautious entry<text:s/></text:span><text:span text:style-name="T28">towards FCL/MA in the general section of the FCL e-book!</text:span></text:p>
      <text:p text:style-name="P29">Differences when switching from the normal AAPS Loop to Advanced_HCL w/autoISF: none. All values (IC, ISF, basal) exactly adopted. For iobTH% we used 58% (2.6 U, which is 75% of a typical HCL meal bolus).</text:p>
      <text:p text:style-name="P30"/>
      <text:p text:style-name="P31">General assessment:</text:p>
      <text:p text:style-name="P32">A “real” FCL without any pre-bolus or announcement did not work for us. The postprandial rises after completely unannounced meals seem too intense, and inevitably lead to hyperglycaemia, which can be prolonged. To investigate the<text:s/>causes, special diets would have to be tested (low carb, low glyx...). For us, a conscious and balanced diet is essential (mixed diet, but lots of whole grains, lots of vegetables, little sugar - but exceptions on special occasions), so we have given up the goal of a real FCL (for the time being).</text:p>
      <text:p text:style-name="P33">For us, the following approach leads to a total TIR of 85%:</text:p>
      <text:p text:style-name="Standard"><text:span text:style-name="T34">-<text:s/></text:span><text:span text:style-name="T35">Breakfast: complete meal bolus in classic form</text:span><text:span text:style-name="T36"><text:s/>(pre-delivery of insulin 18 minutes, calculation 100% via the bolus calculator)</text:span></text:p>
      <text:p text:style-name="Standard"><text:span text:style-name="T37">-<text:s/></text:span><text:span text:style-name="T38">Other meals:<text:s/></text:span><text:span text:style-name="T39">Pre-delivery of an estimated insulin value of 50%-80% of the bolus insulin as we typically administered in the past</text:span><text:span text:style-name="T40"><text:s/>Hybrid Closed Loop. No carb inputs. Let AAPS (SMB+UAM, w/autoISF) take care of keeping bg in range.<text:s/></text:span></text:p>
      <text:p text:style-name="P41"/>
      <text:p text:style-name="P42">Manual corrections<text:s/></text:p>
      <text:p text:style-name="Standard"><text:span text:style-name="T43">- Some meals (like</text:span><text:span text:style-name="T44"><text:s/>Pizza) come with longer bg plateaus. In this case, a<text:s/></text:span><text:span text:style-name="T45">larger pre-bolus</text:span><text:span text:style-name="T46"><text:s/>is given <text:s/></text:span></text:p>
      <text:p text:style-name="P47"><text:span text:style-name="T48">Comment Bernie:</text:span><text:span text:style-name="T49"><text:s text:c="2"/>…</text:span><text:span text:style-name="T50">. and for the late effects from the cheese, <text:s/></text:span><text:span text:style-name="T51">dura_ISF</text:span><text:span text:style-name="T52"><text:s/>driven SMBs kick in.</text:span></text:p>
      <text:soft-page-break/>
      <text:p text:style-name="P53">- We cannot confirm the statements in the FCL e book <text:s/>(in the sense of “manual insulin administration hinders the loop, and does more harm than good”)</text:p>
      <text:p text:style-name="P54"/>
      <text:p text:style-name="P55">Typical problem scenarios and possible solutions:</text:p>
      <text:p text:style-name="P56">SMB is too low and cannot slow down the steep rise in BG at an early stage:</text:p>
      <text:list text:style-name="LFO1" text:continue-numbering="true">
        <text:list-item>
          <text:p text:style-name="P57">Tightening the insulin profile or autoISF restrictions/parameters - more insulin</text:p>
        </text:list-item>
      </text:list>
      <text:p text:style-name="P58">SMB comes too late:</text:p>
      <text:list text:style-name="LFO1" text:continue-numbering="true">
        <text:list-item>
          <text:p text:style-name="P59">Increase in autoISF parameters (accel weight, but possibly also basic insulin profile)</text:p>
        </text:list-item>
      </text:list>
      <text:p text:style-name="P60">SMB too high</text:p>
      <text:list text:style-name="LFO1" text:continue-numbering="true">
        <text:list-item>
          <text:p text:style-name="P61">If insulin requirement is unusually low: this is recognized very well by the loop and regulated early; reduction of the pre-bolus?</text:p>
        </text:list-item>
        <text:list-item>
          <text:p text:style-name="P62">If the insulin requirement is unusually high: longer plateaus and rises. We tried to manage this via dura_ISF, and also with a couple of Automations, but too often it resulted in a hypo later. For now, our (not perfect) solution is to increase the entire profile in 5% or 10% steps.<text:s/></text:p>
        </text:list-item>
      </text:list>
      <text:p text:style-name="Listenabsatz"><text:span text:style-name="T63">Comment Bernie:</text:span><text:span text:style-name="T64"><text:s/></text:span><text:span text:style-name="T65">Many encounter this problem with duraISF.<text:s/></text:span></text:p>
      <text:p text:style-name="P66">My personal solution has been 1) to use aggressive bgAccel and pp-ISF to limit plateau development, 2) I reduced duraISF_weight, and 3) in instances where bg runs still too low (this happens mostly in context of post-dinner dog walks), I take a small snack to prevent hypo. <text:s/></text:p>
      <text:p text:style-name="Listenabsatz"><text:span text:style-name="T67">Another potential solution was recently presented by Alex999 in Discord: A special Automation produces short SMB pauses at certain p</text:span><text:span text:style-name="T68">lateau characteristics, see in<text:s/></text:span><text:span text:style-name="T69">section 4.5.1</text:span><text:span text:style-name="T70"><text:s/></text:span><text:span text:style-name="T71">of FCL e-book (from late April 2024 version on).</text:span><text:span text:style-name="T72"><text:s/></text:span><text:span text:style-name="T73"><text:s/></text:span></text:p>
      <text:p text:style-name="P74"/>
      <text:p text:style-name="P75">Loop tuning:</text:p>
      <text:p text:style-name="P76">Frankly speaking, I have never yet gotten the emulator to the point of being able to recognize meaningful conclusions from my own data</text:p>
      <text:p text:style-name="P77">Instead:<text:s/>Observe BG curves. Make a note in Nightscout in case of abnormalities and emergency carbs. In the case of “systematic” deviations, then identify situations in which a cause can be clearly assigned</text:p>
      <text:p text:style-name="P78"/>
      <text:p text:style-name="P79">Conclusion:</text:p>
      <text:p text:style-name="P80">We could not make a “real” FCL work for our child.<text:s/></text:p>
      <text:p text:style-name="Standard"><text:span text:style-name="T81">But with a flat-rate estimated<text:s/></text:span><text:span text:style-name="T82">pre-bolus</text:span><text:span text:style-name="T83">, everyday life is very well possible<text:s/></text:span><text:span text:style-name="T84">completely without</text:span><text:span text:style-name="T85"><text:s/>weighing and<text:s/></text:span><text:span text:style-name="T86">calculating carbohydrates</text:span><text:span text:style-name="T87">, at TIR between 80 and 90%.</text:span></text:p>
      <text:p text:style-name="Standard"><text:span text:style-name="T88">The “freedom” we have gained is a huge step forward</text:span><text:span text:style-name="T89"><text:s/>- many thanks to ... everyone invo</text:span><text:span text:style-name="T90">lved!</text:span></text:p>
      <text:p text:style-name="P91"><text:span text:style-name="T92">Comment Bernie:<text:s/></text:span><text:span text:style-name="T93">That is nice to hear, and<text:s/></text:span><text:span text:style-name="T94">it might be the best solution</text:span><text:span text:style-name="T95"><text:s/>for many kids. <text:s text:c="26"/>See also conclusions in<text:s/></text:span><text:span text:style-name="T96">section 7.3.3</text:span><text:span text:style-name="T97"><text:s/></text:span><text:span text:style-name="T98">and in<text:s/></text:span><text:span text:style-name="T99">section 7.8</text:span><text:span text:style-name="T100"><text:s/></text:span><text:span text:style-name="T101">of the FCL e book</text:span></text:p>
      <text:p text:style-name="Standard"><text:span text:style-name="T102">Translated from German with DeepL.com / free version</text:span><text:span text:style-name="T103">,<text:s/></text:span><text:span text:style-name="T104">and<text:s/></text:span><text:span text:style-name="T105">edited</text:span><text:span text:style-name="T10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5-13T07:09:00Z</meta:creation-date>
    <dc:date>2024-05-13T07:10:00Z</dc:date>
    <meta:print-date>2024-05-09T20:31:00Z</meta:print-date>
    <meta:template xlink:href="Normal.dotm" xlink:type="simple"/>
    <meta:editing-cycles>2</meta:editing-cycles>
    <meta:editing-duration>PT0S</meta:editing-duration>
    <meta:document-statistic meta:page-count="2" meta:paragraph-count="10" meta:word-count="690" meta:character-count="5027" meta:row-count="36" meta:non-whitespace-character-count="4347"/>
  </office:meta>
</office:document-meta>
</file>